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c802" officeooo:paragraph-rsid="000ec802"/>
    </style:style>
    <style:style style:name="P2" style:family="paragraph" style:parent-style-name="Standard">
      <style:text-properties fo:font-size="10.5pt" fo:font-weight="normal" officeooo:rsid="000ec802" officeooo:paragraph-rsid="000ec802" style:font-size-asian="10.5pt" style:font-weight-asian="normal" style:font-size-complex="10.5pt" style:font-weight-complex="normal"/>
    </style:style>
    <style:style style:name="P3" style:family="paragraph" style:parent-style-name="Standard">
      <style:text-properties fo:font-size="10.5pt" fo:font-weight="normal" officeooo:rsid="000ec802" officeooo:paragraph-rsid="001dd600" style:font-size-asian="10.5pt" style:font-weight-asian="normal" style:font-size-complex="10.5pt" style:font-weight-complex="normal"/>
    </style:style>
    <style:style style:name="P4" style:family="paragraph" style:parent-style-name="Standard">
      <style:text-properties fo:font-size="10.5pt" fo:font-weight="normal" officeooo:rsid="00115000" officeooo:paragraph-rsid="00115000" style:font-size-asian="10.5pt" style:font-weight-asian="normal" style:font-size-complex="10.5pt" style:font-weight-complex="normal"/>
    </style:style>
    <style:style style:name="P5" style:family="paragraph" style:parent-style-name="Standard">
      <style:text-properties fo:font-size="10.5pt" fo:font-weight="normal" officeooo:rsid="00122ca6" officeooo:paragraph-rsid="00122ca6" style:font-size-asian="10.5pt" style:font-weight-asian="normal" style:font-size-complex="10.5pt" style:font-weight-complex="normal"/>
    </style:style>
    <style:style style:name="P6" style:family="paragraph" style:parent-style-name="Standard">
      <style:text-properties fo:font-size="10.5pt" fo:font-weight="normal" officeooo:rsid="00122ca6" officeooo:paragraph-rsid="00140ca0" style:font-size-asian="10.5pt" style:font-weight-asian="normal" style:font-size-complex="10.5pt" style:font-weight-complex="normal"/>
    </style:style>
    <style:style style:name="P7" style:family="paragraph" style:parent-style-name="Standard">
      <style:text-properties fo:font-size="10.5pt" fo:font-weight="normal" officeooo:rsid="00122ca6" officeooo:paragraph-rsid="00163281" style:font-size-asian="10.5pt" style:font-weight-asian="normal" style:font-size-complex="10.5pt" style:font-weight-complex="normal"/>
    </style:style>
    <style:style style:name="P8" style:family="paragraph" style:parent-style-name="Standard">
      <style:text-properties fo:font-size="10.5pt" fo:font-weight="normal" officeooo:rsid="00140ca0" officeooo:paragraph-rsid="00140ca0" style:font-size-asian="10.5pt" style:font-weight-asian="normal" style:font-size-complex="10.5pt" style:font-weight-complex="normal"/>
    </style:style>
    <style:style style:name="P9" style:family="paragraph" style:parent-style-name="Standard">
      <style:text-properties fo:font-size="10.5pt" fo:font-weight="normal" officeooo:rsid="00163281" officeooo:paragraph-rsid="00163281" style:font-size-asian="10.5pt" style:font-weight-asian="normal" style:font-size-complex="10.5pt" style:font-weight-complex="normal"/>
    </style:style>
    <style:style style:name="P10" style:family="paragraph" style:parent-style-name="Standard">
      <style:text-properties fo:font-size="10.5pt" fo:font-weight="normal" officeooo:rsid="00163281" officeooo:paragraph-rsid="0016df0e" style:font-size-asian="10.5pt" style:font-weight-asian="normal" style:font-size-complex="10.5pt" style:font-weight-complex="normal"/>
    </style:style>
    <style:style style:name="P11" style:family="paragraph" style:parent-style-name="Standard">
      <style:text-properties fo:font-size="10.5pt" fo:font-weight="normal" officeooo:rsid="0016df0e" officeooo:paragraph-rsid="001b5006" style:font-size-asian="10.5pt" style:font-weight-asian="normal" style:font-size-complex="10.5pt" style:font-weight-complex="normal"/>
    </style:style>
    <style:style style:name="P12" style:family="paragraph" style:parent-style-name="Standard">
      <style:text-properties fo:font-size="10.5pt" fo:font-weight="normal" officeooo:rsid="001b5006" officeooo:paragraph-rsid="001b5006" style:font-size-asian="10.5pt" style:font-weight-asian="normal" style:font-size-complex="10.5pt" style:font-weight-complex="normal"/>
    </style:style>
    <style:style style:name="P13" style:family="paragraph" style:parent-style-name="Standard">
      <style:text-properties fo:font-size="10.5pt" fo:font-weight="normal" officeooo:rsid="0010adcd" officeooo:paragraph-rsid="000ec802" style:font-size-asian="10.5pt" style:font-weight-asian="normal" style:font-size-complex="10.5pt" style:font-weight-complex="normal"/>
    </style:style>
    <style:style style:name="P14" style:family="paragraph" style:parent-style-name="Standard">
      <style:text-properties fo:font-size="10.5pt" fo:font-weight="normal" officeooo:rsid="001d4c38" officeooo:paragraph-rsid="000ec802" style:font-size-asian="10.5pt" style:font-weight-asian="normal" style:font-size-complex="10.5pt" style:font-weight-complex="normal"/>
    </style:style>
    <style:style style:name="P15" style:family="paragraph" style:parent-style-name="Standard">
      <style:text-properties fo:font-size="10.5pt" fo:font-weight="normal" officeooo:rsid="001dd600" officeooo:paragraph-rsid="001dd600" style:font-size-asian="10.5pt" style:font-weight-asian="normal" style:font-size-complex="10.5pt" style:font-weight-complex="normal"/>
    </style:style>
    <style:style style:name="P16" style:family="paragraph" style:parent-style-name="Standard">
      <style:text-properties fo:font-size="10.5pt" fo:font-weight="normal" officeooo:rsid="001a780e" officeooo:paragraph-rsid="001a780e" style:font-size-asian="10.5pt" style:font-weight-asian="normal" style:font-size-complex="10.5pt" style:font-weight-complex="normal"/>
    </style:style>
    <style:style style:name="P17" style:family="paragraph" style:parent-style-name="Standard">
      <style:text-properties fo:font-size="10.5pt" fo:font-weight="bold" officeooo:rsid="00163281" officeooo:paragraph-rsid="0016df0e" style:font-size-asian="10.5pt" style:font-weight-asian="bold" style:font-size-complex="10.5pt" style:font-weight-complex="bold"/>
    </style:style>
    <style:style style:name="P18" style:family="paragraph" style:parent-style-name="Standard">
      <style:text-properties fo:font-size="10.5pt" fo:font-weight="bold" officeooo:rsid="00163281" officeooo:paragraph-rsid="00199da8" style:font-size-asian="10.5pt" style:font-weight-asian="bold" style:font-size-complex="10.5pt" style:font-weight-complex="bold"/>
    </style:style>
    <style:style style:name="P19" style:family="paragraph" style:parent-style-name="Standard">
      <style:text-properties fo:font-size="10.5pt" fo:font-weight="bold" officeooo:rsid="001a780e" officeooo:paragraph-rsid="001a780e" style:font-size-asian="10.5pt" style:font-weight-asian="bold" style:font-size-complex="10.5pt" style:font-weight-complex="bold"/>
    </style:style>
    <style:style style:name="P20" style:family="paragraph" style:parent-style-name="Standard">
      <style:text-properties fo:font-size="10.5pt" fo:font-weight="normal" officeooo:rsid="00140ca0" officeooo:paragraph-rsid="002002b9" style:font-size-asian="10.5pt" style:font-weight-asian="normal" style:font-size-complex="10.5pt" style:font-weight-complex="normal"/>
    </style:style>
    <style:style style:name="P21" style:family="paragraph" style:parent-style-name="Standard">
      <style:text-properties fo:font-size="10.5pt" fo:font-weight="normal" officeooo:rsid="00140ca0" officeooo:paragraph-rsid="00140ca0" style:font-size-asian="10.5pt" style:font-weight-asian="normal" style:font-size-complex="10.5pt" style:font-weight-complex="normal"/>
    </style:style>
    <style:style style:name="T1" style:family="text">
      <style:text-properties officeooo:rsid="00140c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0ca0" style:font-weight-asian="bold" style:font-weight-complex="bold"/>
    </style:style>
    <style:style style:name="T4" style:family="text">
      <style:text-properties fo:font-weight="bold" officeooo:rsid="00163281" style:font-weight-asian="bold" style:font-weight-complex="bold"/>
    </style:style>
    <style:style style:name="T5" style:family="text">
      <style:text-properties fo:font-weight="bold" officeooo:rsid="0016df0e" style:font-weight-asian="bold" style:font-weight-complex="bold"/>
    </style:style>
    <style:style style:name="T6" style:family="text">
      <style:text-properties fo:font-weight="bold" officeooo:rsid="00122ca6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6df0e" style:font-weight-asian="normal" style:font-weight-complex="normal"/>
    </style:style>
    <style:style style:name="T9" style:family="text">
      <style:text-properties fo:font-weight="normal" officeooo:rsid="00199da8" style:font-weight-asian="normal" style:font-weight-complex="normal"/>
    </style:style>
    <style:style style:name="T10" style:family="text">
      <style:text-properties fo:font-weight="normal" officeooo:rsid="001a780e" style:font-weight-asian="normal" style:font-weight-complex="normal"/>
    </style:style>
    <style:style style:name="T11" style:family="text">
      <style:text-properties fo:font-weight="normal" officeooo:rsid="00122ca6" style:font-weight-asian="normal" style:font-weight-complex="normal"/>
    </style:style>
    <style:style style:name="T12" style:family="text">
      <style:text-properties fo:font-weight="normal" officeooo:rsid="001d4c38" style:font-weight-asian="normal" style:font-weight-complex="normal"/>
    </style:style>
    <style:style style:name="T13" style:family="text">
      <style:text-properties officeooo:rsid="0016df0e"/>
    </style:style>
    <style:style style:name="T14" style:family="text">
      <style:text-properties officeooo:rsid="001a780e"/>
    </style:style>
    <style:style style:name="T15" style:family="text">
      <style:text-properties officeooo:rsid="001b5006"/>
    </style:style>
    <style:style style:name="T16" style:family="text">
      <style:text-properties officeooo:rsid="00122ca6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fo:font-style="normal" style:text-underline-style="none" style:font-style-asian="normal" style:font-style-complex="normal"/>
    </style:style>
    <style:style style:name="T19" style:family="text">
      <style:text-properties fo:font-style="normal" style:text-underline-style="none" officeooo:rsid="00140ca0" style:font-style-asian="normal" style:font-style-complex="normal"/>
    </style:style>
    <style:style style:name="T2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1" style:family="text">
      <style:text-properties officeooo:rsid="001ef1fe"/>
    </style:style>
    <style:style style:name="T22" style:family="text">
      <style:text-properties officeooo:rsid="002002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 ME:</text:p>
      <text:p text:style-name="P1"/>
      <text:p text:style-name="P4">To make FullMonte working on your machine MakeFile.in <text:s/>in FullMonte directory has to be modified.</text:p>
      <text:p text:style-name="P4"/>
      <text:p text:style-name="P5">1. <text:span text:style-name="T21">SOURCE_ROOT in</text:span> Makefile.in <text:s/>has to be modified to correspond to the directory FullMonte is inside in your computer.</text:p>
      <text:p text:style-name="P5"/>
      <text:p text:style-name="P5">ifndef SOURCE_ROOT </text:p>
      <text:p text:style-name="P5"><text:tab/>SOURCE_ROOT=/home/houman </text:p>
      <text:p text:style-name="P5">endif </text:p>
      <text:p text:style-name="P5"/>
      <text:p text:style-name="P5">(Next step is to replace <text:span text:style-name="T15">it</text:span> with something generic )</text:p>
      <text:p text:style-name="P5"/>
      <text:p text:style-name="P5">2.The packages used in FullMonte have to be installed separately, these packages are: <text:s/></text:p>
      <text:p text:style-name="P5"/>
      <text:p text:style-name="P6"><text:tab/>a. tcl8.5-dev or higher. After downloading these packag<text:span text:style-name="T1">es the header files needed should automatically go to /usr/include/tcl8.5 and .a files to /usr/lib/x86_64-linux-gnu/ (</text:span><text:span text:style-name="T3">sudo apt-get install tcl8.5-dev</text:span><text:span text:style-name="T1"> in terminal),</text:span></text:p>
      <text:p text:style-name="P8">if they are somwhere else, these lines in Makefile.in should be updated correspondingly:</text:p>
      <text:p text:style-name="P5"/>
      <text:p text:style-name="P8">ifndef TCL_LIB </text:p>
      <text:p text:style-name="P20"><text:s text:c="3"/><text:tab/>TCL_LIB= <text:span text:style-name="T22">/usr/lib/x86_64-linux-gnu/libtclstub8.5.a</text:span></text:p>
      <text:p text:style-name="P8">endif </text:p>
      <text:p text:style-name="P8"/>
      <text:p text:style-name="P8"/>
      <text:p text:style-name="P8"><text:s text:c="3"/>ifndef TCL_INCLUDE </text:p>
      <text:p text:style-name="P8"><text:tab/>TCL_INCLUDE=/usr/include/tcl8.5 </text:p>
      <text:p text:style-name="P8"><text:s/>endif</text:p>
      <text:p text:style-name="P5"/>
      <text:p text:style-name="P5"/>
      <text:p text:style-name="P7"><text:tab/><text:span text:style-name="T1">b.libboost1.54-all-dev . (</text:span><text:span text:style-name="T4">sudo apt-get install libboost1.54-all-dev </text:span><text:span text:style-name="T1">). check if the header files and library files are in these exact directories. </text:span></text:p>
      <text:p text:style-name="P4"/>
      <text:p text:style-name="P9">ifndef BOOST_INCLUDE <text:tab/> </text:p>
      <text:p text:style-name="P9"><text:tab/>BOOST_INCLUDE=/usr/local/include </text:p>
      <text:p text:style-name="P9">endif </text:p>
      <text:p text:style-name="P9"/>
      <text:p text:style-name="P9">ifndef BOOST_LIB </text:p>
      <text:p text:style-name="P9"><text:tab/>BOOST_LIB=/usr/lib/x86_64-linux-gnu </text:p>
      <text:p text:style-name="P9">endif</text:p>
      <text:p text:style-name="P9"/>
      <text:p text:style-name="P9"><text:tab/></text:p>
      <text:p text:style-name="P10"><text:tab/>c.<text:span text:style-name="T13">swig3.0 (</text:span><text:span text:style-name="T2">sudo apt-get install </text:span><text:span text:style-name="T5">swig3.0)</text:span></text:p>
      <text:p text:style-name="P17"/>
      <text:p text:style-name="P17"/>
      <text:p text:style-name="P18"><text:tab/><text:span text:style-name="T8">d.antlr. </text:span><text:span text:style-name="T12">D</text:span><text:span text:style-name="T8">ownload th</text:span><text:span text:style-name="T10">is file:</text:span><text:span text:style-name="T8"> </text:span><text:a xlink:type="simple" xlink:href="http://www.antlr3.org/download/C/libantlr3c-3.4.tar.gz"><text:span text:style-name="T9">http://www.antlr3.org/download/C/libantlr3c-3.4.tar.gz</text:span></text:a><text:span text:style-name="T9"> </text:span><text:span text:style-name="T10">and exctract it.</text:span></text:p>
      <text:p text:style-name="P16">Go to the directory libantlr3c-3.4 and type ./configure; make; make install; . For more info read <text:s/>libantlr3c-3.4/INSTALL. <text:s/>Antlr header files and library files should be here:</text:p>
      <text:p text:style-name="P19"/>
      <text:p text:style-name="P16">ifndef ANTLR_INCLUDE </text:p>
      <text:p text:style-name="P16"><text:tab/>ANTLR_INCLUDE=/usr/local/include </text:p>
      <text:p text:style-name="P16">endif </text:p>
      <text:p text:style-name="P16"/>
      <text:p text:style-name="P19"><text:span text:style-name="T7">ifndef ANTLR_LIB </text:span><text:span text:style-name="T11">tcl8.5-dev</text:span></text:p>
      <text:p text:style-name="P16"><text:tab/>ANTLR_LIB=/usr/local/lib/ </text:p>
      <text:p text:style-name="P16">endif</text:p>
      <text:p text:style-name="P19"><text:soft-page-break/></text:p>
      <text:p text:style-name="P19"/>
      <text:p text:style-name="P16">**can be improved</text:p>
      <text:p text:style-name="P11"><text:tab/><text:span text:style-name="T14">Finally download </text:span><text:a xlink:type="simple" xlink:href="http://www.antlr3.org/download/antlr-3.5.2-complete-no-st3.jar"><text:span text:style-name="T14">http://www.antlr3.org/download/antlr-3.5.2-complete-no-st3.jar</text:span></text:a><text:span text:style-name="T14"> and in FullMonte/MakeFile.in replace the path with where it is in your computer. </text:span></text:p>
      <text:p text:style-name="P11"/>
      <text:p text:style-name="P12">ifndef ANTLR </text:p>
      <text:p text:style-name="P12"><text:tab/>ANTLR=java -jar /home/houman/antlr3/antlr-3.5.2-complete-no-st3.jar </text:p>
      <text:p text:style-name="P12">endif </text:p>
      <text:p text:style-name="P2"/>
      <text:p text:style-name="P2"/>
      <text:p text:style-name="P2"/>
      <text:p text:style-name="P3"><text:tab/><text:span text:style-name="T15">e.VTK. </text:span></text:p>
      <text:p text:style-name="P3"><text:span text:style-name="T16">tk8.5-dev is a prerequisite (</text:span><text:span text:style-name="T3">sudo apt-get install t</text:span><text:span text:style-name="T6">k</text:span><text:span text:style-name="T3">8.5-dev</text:span><text:span text:style-name="T1"> in terminal),</text:span></text:p>
      <text:p text:style-name="P3"><text:span text:style-name="T1">Download </text:span><text:a xlink:type="simple" xlink:href="http://www.vtk.org/files/release/6.1/VTK-6.1.0.tar.gz"><text:span text:style-name="T1">http://www.vtk.org/files/release/6.1/VTK-6.1.0.tar.gz</text:span></text:a><text:span text:style-name="T1"> and extract it. <text:s/>Open VTK-6.1.0/README.html for detailed instuctions of instalation. </text:span></text:p>
      <text:p text:style-name="P15">Build the code (as instructed in <text:span text:style-name="T1">VTK-6.1.0/</text:span>README.html under <text:span text:style-name="T2">Building with CMake</text:span>) and in the ccmake curses dialog <text:span text:style-name="T17">Enable VTK_WRAP_TCL</text:span><text:span text:style-name="T18"> option .</text:span></text:p>
      <text:p text:style-name="P15"><text:span text:style-name="T18">Install (as instructed in </text:span><text:span text:style-name="T19">VTK-6.1.0/</text:span><text:span text:style-name="T18">README.html under </text:span><text:span text:style-name="T20">Instalation</text:span><text:span text:style-name="T18">)</text:span></text:p>
      <text:p text:style-name="P15">Now, the header files and the library files should be exactly here:</text:p>
      <text:p text:style-name="P15"/>
      <text:p text:style-name="P15">ifndef VTK_INCLUDE </text:p>
      <text:p text:style-name="P15"><text:tab/>VTK_INCLUDE =/usr/local/include/vtk-6.1 </text:p>
      <text:p text:style-name="P15">endif </text:p>
      <text:p text:style-name="P15"/>
      <text:p text:style-name="P15">ifndef VTK_LIB </text:p>
      <text:p text:style-name="P15"><text:tab/>VTK_LIB=/usr/local/lib </text:p>
      <text:p text:style-name="P15">endif </text:p>
      <text:p text:style-name="P14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21:00:00.262644553</meta:creation-date>
    <meta:editing-duration>PT12H21M15S</meta:editing-duration>
    <meta:editing-cycles>6</meta:editing-cycles>
    <meta:generator>LibreOffice/4.2.8.2$Linux_X86_64 LibreOffice_project/420m0$Build-2</meta:generator>
    <dc:date>2015-06-21T13:30:57.463904562</dc:date>
    <meta:document-statistic meta:table-count="0" meta:image-count="0" meta:object-count="0" meta:page-count="2" meta:paragraph-count="50" meta:word-count="286" meta:character-count="2447" meta:non-whitespace-character-count="2148"/>
  </office:meta>
</office:document-meta>
</file>